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c0c0c0" draw:textarea-horizontal-align="center" draw:textarea-vertical-align="middle"/>
    </style:style>
    <style:style style:name="gr2" style:family="graphic" style:parent-style-name="standard">
      <style:graphic-properties draw:stroke="dash" draw:stroke-dash="Ultrafine_20_Dashed" draw:marker-start="Arrow" draw:textarea-horizontal-align="center" draw:textarea-vertical-align="middle"/>
    </style:style>
    <style:style style:name="gr3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fo:min-height="0.5cm"/>
    </style:style>
    <style:style style:name="gr6" style:family="graphic" style:parent-style-name="standard">
      <style:graphic-properties draw:stroke="none" svg:stroke-color="#000000" draw:fill="none" draw:fill-color="#ffffff" fo:min-height="1cm"/>
    </style:style>
    <style:style style:name="gr7" style:family="graphic" style:parent-style-name="standard">
      <style:graphic-properties draw:marker-end="Arrow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objectwithoutfill">
      <style:graphic-properties draw:marker-start="Arrow" draw:fill="none" draw:textarea-horizontal-align="center" draw:textarea-vertical-align="middle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objectwithoutfill">
      <style:graphic-properties draw:fill="none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477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4pt"/>
    </style:style>
    <style:style style:name="T1" style:family="text">
      <style:text-properties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layer="layout" svg:width="3cm" svg:height="3cm" svg:x="4.135cm" svg:y="7.135cm">
          <text:p text:style-name="P2"/>
        </draw:rect>
        <draw:line draw:style-name="gr2" draw:text-style-name="P1" draw:layer="layout" svg:x1="4.135cm" svg:y1="5.635cm" svg:x2="4.135cm" svg:y2="10.635cm">
          <text:p text:style-name="P2"/>
        </draw:line>
        <draw:line draw:style-name="gr3" draw:text-style-name="P1" draw:layer="layout" svg:x1="4.135cm" svg:y1="8.135cm" svg:x2="9.635cm" svg:y2="8.135cm">
          <text:p text:style-name="P2"/>
        </draw:line>
        <draw:custom-shape draw:style-name="gr4" draw:text-style-name="P1" draw:layer="layout" svg:width="3.542cm" svg:height="0.754cm" draw:transform="rotate (-0.333532420057239) translate (4.029cm 7.87cm)">
          <text:p text:style-name="P2"/>
          <draw:enhanced-geometry svg:viewBox="0 0 21600 21600" draw:type="block-arc" draw:modifiers="-153.806634527101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5" draw:text-style-name="P2" draw:layer="layout" svg:width="1cm" svg:height="1.038cm" svg:x="8.635cm" svg:y="7.135cm">
          <draw:text-box>
            <text:p text:style-name="P2">s</text:p>
          </draw:text-box>
        </draw:frame>
        <draw:frame draw:style-name="gr6" draw:text-style-name="P2" draw:layer="layout" svg:width="1cm" svg:height="1.25cm" svg:x="4.135cm" svg:y="5.385cm">
          <draw:text-box>
            <text:p text:style-name="P2">x</text:p>
          </draw:text-box>
        </draw:frame>
        <draw:line draw:style-name="gr7" draw:text-style-name="P1" draw:layer="layout" svg:x1="7.135cm" svg:y1="9.135cm" svg:x2="9.635cm" svg:y2="10.635cm">
          <text:p text:style-name="P2"/>
        </draw:line>
        <draw:frame draw:style-name="gr5" draw:text-style-name="P2" draw:layer="layout" svg:width="1cm" svg:height="1.038cm" svg:x="9.135cm" svg:y="9.597cm">
          <draw:text-box>
            <text:p text:style-name="P2">v</text:p>
          </draw:text-box>
        </draw:frame>
        <draw:frame draw:style-name="gr8" draw:text-style-name="P3" draw:layer="layout" svg:width="2cm" svg:height="1cm" svg:x="7.135cm" svg:y="8.135cm">
          <draw:text-box>
            <text:p text:style-name="P3"><text:span text:style-name="T1">Teta</text:span></text:p>
          </draw:text-box>
        </draw:frame>
        <draw:rect draw:style-name="gr1" draw:text-style-name="P1" draw:layer="layout" svg:width="3.5cm" svg:height="0.5cm" svg:x="4.135cm" svg:y="13.135cm">
          <text:p text:style-name="P2"/>
        </draw:rect>
        <draw:rect draw:style-name="gr1" draw:text-style-name="P1" draw:layer="layout" svg:width="3.5cm" svg:height="0.5cm" svg:x="4.135cm" svg:y="15.535cm">
          <text:p text:style-name="P2"/>
        </draw:rect>
        <draw:line draw:style-name="gr9" draw:text-style-name="P1" draw:layer="layout" svg:x1="4.135cm" svg:y1="14.635cm" svg:x2="12.135cm" svg:y2="14.635cm">
          <text:p text:style-name="P2"/>
        </draw:line>
        <draw:line draw:style-name="gr9" draw:text-style-name="P1" draw:layer="layout" svg:x1="5.135cm" svg:y1="15.635cm" svg:x2="5.135cm" svg:y2="13.635cm">
          <text:p text:style-name="P2"/>
        </draw:line>
        <draw:line draw:style-name="gr9" draw:text-style-name="P1" draw:layer="layout" svg:x1="6.135cm" svg:y1="15.635cm" svg:x2="6.135cm" svg:y2="13.635cm">
          <text:p text:style-name="P2"/>
        </draw:line>
        <draw:path draw:style-name="gr10" draw:text-style-name="P1" draw:layer="layout" svg:width="1.999cm" svg:height="0.444cm" draw:transform="rotate (-1.49801609698764) translate (8.077cm 13.609cm)" svg:viewBox="0 0 2000 445" svg:d="m0 443c999-1000 1999 1 1999 1">
          <text:p text:style-name="P2"/>
        </draw:path>
        <draw:path draw:style-name="gr10" draw:text-style-name="P1" draw:layer="layout" svg:width="2.013cm" svg:height="0.855cm" draw:transform="skewX (0.102101761241649) rotate (-1.43134451956147) translate (8.994cm 13.609cm)" svg:viewBox="0 0 2014 856" svg:d="m0 855c1006-1923 2013-2 2013-2">
          <text:p text:style-name="P2"/>
        </draw:path>
        <draw:path draw:style-name="gr10" draw:text-style-name="P1" draw:layer="layout" svg:width="1.993cm" svg:height="0.344cm" draw:transform="skewX (-0.037524578917871) rotate (-1.51442219195638) translate (7.478cm 13.612cm)" svg:viewBox="0 0 1994 345" svg:d="m0 344c997-776 1993 0 1993 0">
          <text:p text:style-name="P2"/>
        </draw:path>
        <draw:frame draw:style-name="gr5" draw:text-style-name="P2" draw:layer="layout" svg:width="1cm" svg:height="1.038cm" svg:x="8.935cm" svg:y="13.797cm">
          <draw:text-box>
            <text:p text:style-name="P2">B</text:p>
          </draw:text-box>
        </draw:frame>
        <draw:frame draw:style-name="gr5" draw:text-style-name="P2" draw:layer="layout" svg:width="1cm" svg:height="1.038cm" svg:x="11.135cm" svg:y="13.597cm">
          <draw:text-box>
            <text:p text:style-name="P2">s</text:p>
          </draw:text-box>
        </draw:frame>
        <draw:line draw:style-name="gr2" draw:text-style-name="P1" draw:layer="layout" svg:x1="4.135cm" svg:y1="11.035cm" svg:x2="4.135cm" svg:y2="16.035cm">
          <text:p text:style-name="P2"/>
        </draw:line>
        <draw:frame draw:style-name="gr6" draw:text-style-name="P2" draw:layer="layout" svg:width="1cm" svg:height="1.25cm" svg:x="4.135cm" svg:y="11.385cm">
          <draw:text-box>
            <text:p text:style-name="P2">z</text:p>
          </draw:text-box>
        </draw:frame>
        <draw:line draw:style-name="gr2" draw:text-style-name="P1" draw:layer="layout" svg:x1="4.135cm" svg:y1="16.635cm" svg:x2="4.135cm" svg:y2="20.135cm">
          <text:p text:style-name="P2"/>
        </draw:line>
        <draw:line draw:style-name="gr9" draw:text-style-name="P1" draw:layer="layout" svg:x1="4.135cm" svg:y1="20.065cm" svg:x2="12.135cm" svg:y2="20.065cm">
          <text:p text:style-name="P2"/>
        </draw:line>
        <draw:line draw:style-name="gr11" draw:text-style-name="P1" draw:layer="layout" svg:x1="4.135cm" svg:y1="18.315cm" svg:x2="6.635cm" svg:y2="18.315cm">
          <text:p text:style-name="P2"/>
        </draw:line>
        <draw:g>
          <draw:path draw:style-name="gr12" draw:text-style-name="P1" draw:layer="layout" svg:width="1.25cm" svg:height="0.875cm" svg:x="6.635cm" svg:y="18.315cm" svg:viewBox="0 0 1251 876" svg:d="m0 0c893 0 1250 875 1250 875">
            <text:p text:style-name="P2"/>
          </draw:path>
          <draw:path draw:style-name="gr12" draw:text-style-name="P1" draw:layer="layout" svg:width="1.25cm" svg:height="0.875cm" draw:transform="rotate (3.1415926535892) translate (9.135cm 20.065cm)" svg:viewBox="0 0 1251 876" svg:d="m0 0c893 0 1250 875 1250 875">
            <text:p text:style-name="P2"/>
          </draw:path>
        </draw:g>
        <draw:frame draw:style-name="gr13" draw:text-style-name="P2" draw:layer="layout" svg:width="1.5cm" svg:height="1.038cm" svg:x="4.635cm" svg:y="16.985cm">
          <draw:text-box>
            <text:p text:style-name="P2">Bz</text:p>
          </draw:text-box>
        </draw:frame>
        <draw:frame draw:style-name="gr13" draw:text-style-name="P2" draw:layer="layout" svg:width="1cm" svg:height="1.038cm" svg:x="10.635cm" svg:y="19.085cm">
          <draw:text-box>
            <text:p text:style-name="P2">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fr" fo:country="FR" style:font-family-asian="'Nimbus Sans L'" style:font-pitch-asian="variable" style:font-size-asian="24pt" style:language-asian="none" style:country-asian="none" style:font-family-complex="'Nimbus Sans L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'Nimbus Sans L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65cm" fo:margin-left="0.635cm" fo:margin-right="0.665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9011</meta:generator>
    <meta:initial-creator>alexandre loulergue</meta:initial-creator>
    <meta:creation-date>2009-03-19T17:58:07</meta:creation-date>
    <dc:creator>alexandre loulergue</dc:creator>
    <dc:date>2011-03-29T15:25:25</dc:date>
    <dc:language>fr-FR</dc:language>
    <meta:editing-cycles>28</meta:editing-cycles>
    <meta:editing-duration>PT19H46M37S</meta:editing-duration>
    <meta:user-defined meta:name="Info 1"/>
    <meta:user-defined meta:name="Info 2"/>
    <meta:user-defined meta:name="Info 3"/>
    <meta:user-defined meta:name="Info 4"/>
    <meta:document-statistic meta:object-count="29"/>
  </office:meta>
</office:document-meta>
</file>